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7cm" svg:height="19.163cm" svg:x="0.6cm" svg:y="0.837cm" presentation:class="subtitle" presentation:user-transformed="true">
          <draw:text-box>
            <text:p><text:span text:style-name="T1">Marcado com Sangue</text:span></text:p>
            <text:p><text:span text:style-name="T2">Ministério Além do vé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3">O que fazer</text:span></text:p>
            <text:p><text:span text:style-name="T3">Se o mar não se abrir</text:span></text:p>
            <text:p><text:span text:style-name="T3">E se meus inimigos me alcançarem</text:span></text:p>
            <text:p><text:span text:style-name="T3">Para onde eu i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Mas olho para o alto e</text:span></text:p>
            <text:p><text:span text:style-name="T3">Lembro da promessa</text:span></text:p>
            <text:p><text:span text:style-name="T3">Vou me levantar pra vitória</text:span></text:p>
            <text:p><text:span text:style-name="T3">No caminho do milagre</text:span></text:p>
            <text:p><text:span text:style-name="T3">Eu vou es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Eu fui marcado com sangue</text:span></text:p>
            <text:p><text:span text:style-name="T3">Chamado pra vencer</text:span></text:p>
            <text:p><text:span text:style-name="T3">Pela fé eu sei que posso</text:span></text:p>
            <text:p><text:span text:style-name="T3">Conquistar o impos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Eu fui marcado com sangue</text:span></text:p>
            <text:p><text:span text:style-name="T3">Nada pode me deter</text:span></text:p>
            <text:p><text:span text:style-name="T3">O impossível Deus faz acontec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3">O que fazer</text:span></text:p>
            <text:p><text:span text:style-name="T3">Se o mar não se abrir</text:span></text:p>
            <text:p><text:span text:style-name="T3">E se meus inimigos me alcançarem</text:span></text:p>
            <text:p><text:span text:style-name="T3">Para onde eu i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Mas olho para o alto e</text:span></text:p>
            <text:p><text:span text:style-name="T3">Lembro da promessa</text:span></text:p>
            <text:p><text:span text:style-name="T3">Vou me levantar pra vitória</text:span></text:p>
            <text:p><text:span text:style-name="T3">No caminho do milagre</text:span></text:p>
            <text:p><text:span text:style-name="T3">Eu vou es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Eu fui marcado com sangue</text:span></text:p>
            <text:p><text:span text:style-name="T3">Chamado pra vencer</text:span></text:p>
            <text:p><text:span text:style-name="T3">Pela fé eu sei que posso</text:span></text:p>
            <text:p><text:span text:style-name="T3">Conquistar o impos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Eu fui marcado com sangue</text:span></text:p>
            <text:p><text:span text:style-name="T3">Nada pode me deter</text:span></text:p>
            <text:p><text:span text:style-name="T3">O impossível Deus faz acontec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Eu fui marcado com sangue</text:span></text:p>
            <text:p><text:span text:style-name="T3">Chamado pra vencer</text:span></text:p>
            <text:p><text:span text:style-name="T3">Pela fé eu sei que posso</text:span></text:p>
            <text:p><text:span text:style-name="T3">Conquistar o impos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Eu fui marcado com sangue</text:span></text:p>
            <text:p><text:span text:style-name="T3">Chamado pra vencer</text:span></text:p>
            <text:p><text:span text:style-name="T3">Pela fé eu sei que posso</text:span></text:p>
            <text:p><text:span text:style-name="T3">Conquistar o impossí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Eu fui marcado com sangue</text:span></text:p>
            <text:p><text:span text:style-name="T3">Nada pode me deter</text:span></text:p>
            <text:p><text:span text:style-name="T3">O impossível Deus fa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Só Ele faz</text:span></text:p>
            <text:p><text:span text:style-name="T3">O impossível Deus faz acontecer</text:span></text:p>
            <text:p><text:span text:style-name="T3">Acontec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3:58:22.340481730</meta:creation-date>
    <dc:date>2017-02-12T13:32:29.298170560</dc:date>
    <meta:editing-duration>PT10M6S</meta:editing-duration>
    <meta:editing-cycles>11</meta:editing-cycles>
    <meta:generator>LibreOffice/5.2.5.1$Linux_X86_64 LibreOffice_project/20m0$Build-1</meta:generator>
    <meta:document-statistic meta:object-count="60"/>
  </office:meta>
</office:document-meta>
</file>